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bd0d2" draw:textarea-horizontal-align="justify" draw:textarea-vertical-align="middle" draw:auto-grow-height="false" fo:min-height="12.55cm" fo:min-width="10.2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9.6cm"/>
    </style:style>
    <style:style style:name="gr3" style:family="graphic" style:parent-style-name="standard">
      <style:graphic-properties draw:textarea-horizontal-align="justify" draw:textarea-vertical-align="middle" draw:auto-grow-height="false" fo:min-height="3.85cm" fo:min-width="9.3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.048cm" fo:min-width="4.778cm" fo:wrap-option="no-wrap"/>
    </style:style>
    <style:style style:name="gr6" style:family="graphic" style:parent-style-name="standard">
      <style:graphic-properties draw:fill-color="#5f9e9f" draw:textarea-horizontal-align="justify" draw:textarea-vertical-align="middle" draw:auto-grow-height="false" fo:min-height="1.25cm" fo:min-width="8.2cm"/>
    </style:style>
    <style:style style:name="gr7" style:family="graphic" style:parent-style-name="standard">
      <style:graphic-properties draw:fill-color="#00ffff" draw:textarea-horizontal-align="justify" draw:textarea-vertical-align="middle" draw:auto-grow-height="false" fo:min-height="6.55cm" fo:min-width="7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0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09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2.158cm" fo:min-width="3.668cm" fo:wrap-option="no-wrap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1.788cm" fo:min-width="3.298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0.74cm" fo:min-width="0.42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3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15.328cm"/>
    </style:style>
    <style:style style:name="P1" style:family="paragraph">
      <loext:graphic-properties draw:fill-color="#2bd0d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5f9e9f"/>
      <style:paragraph-properties fo:text-align="center"/>
    </style:style>
    <style:style style:name="P6" style:family="paragraph">
      <loext:graphic-properties draw:fill-color="#00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10.7cm" svg:height="12.8cm" svg:x="15.4cm" svg:y="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0.1cm" svg:height="2.2cm" svg:x="15.6cm" svg:y="10.1cm">
          <text:p text:style-name="P2">HOLOSTORAGE <text:s/>DNA app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9.8cm" svg:height="4.1cm" svg:x="15.8cm" svg:y="15.536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0.65cm" svg:y1="12.3cm" svg:x2="20.7cm" svg:y2="15.536cm" draw:start-shape="id1" draw:start-glue-point="2" draw:end-shape="id2" draw:end-glue-point="0" svg:d="M20650 12300l50 3236" svg:viewBox="0 0 51 3237">
          <text:p/>
        </draw:connector>
        <draw:custom-shape draw:style-name="gr5" draw:text-style-name="P4" draw:layer="layout" svg:width="5.7cm" svg:height="1.4cm" svg:x="21.2cm" svg:y="13.1cm">
          <text:p text:style-name="P2">Holochain bridge</text:p>
          <draw:enhanced-geometry svg:viewBox="0 0 21600 21600" draw:text-areas="800 800 20800 20800" draw:type="round-rectangular-callout" draw:modifiers="-1708.75285037713 24760.59957173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8.7cm" svg:height="1.5cm" svg:x="16cm" svg:y="17.7cm">
          <text:p text:style-name="P2">ui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7.8cm" svg:height="6.8cm" svg:x="2.9cm" svg:y="7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8.596cm" svg:height="0.954cm" svg:x="16.1cm" svg:y="7.546cm">
          <draw:text-box>
            <text:p>Holochain node (web server)</text:p>
          </draw:text-box>
        </draw:frame>
        <draw:frame draw:style-name="gr9" draw:text-style-name="P7" draw:layer="layout" svg:width="6.598cm" svg:height="0.954cm" svg:x="3.5cm" svg:y="7.8cm">
          <draw:text-box>
            <text:p>WEB browser (kliens)</text:p>
          </draw:text-box>
        </draw:frame>
        <draw:line draw:style-name="gr10" draw:text-style-name="P3" draw:layer="layout" svg:x1="16cm" svg:y1="17.7cm" svg:x2="10.7cm" svg:y2="11.5cm">
          <text:p/>
        </draw:line>
        <draw:line draw:style-name="gr11" draw:text-style-name="P2" draw:layer="layout" svg:x1="10.7cm" svg:y1="10.5cm" svg:x2="15.8cm" svg:y2="16cm">
          <text:p/>
        </draw:line>
        <draw:custom-shape draw:style-name="gr12" draw:text-style-name="P4" draw:layer="layout" svg:width="4.5cm" svg:height="2.6cm" svg:x="6.5cm" svg:y="14.5cm">
          <text:p text:style-name="P2">html, css, <text:line-break/>images, js<text:line-break/></text:p>
          <draw:enhanced-geometry svg:viewBox="0 0 21600 21600" draw:text-areas="800 800 20800 20800" draw:type="round-rectangular-callout" draw:modifiers="30598.0004443457 -3961.245674740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4" draw:layer="layout" svg:width="4.1cm" svg:height="2.2cm" svg:x="10cm" svg:y="7.1cm">
          <text:p text:style-name="P2"><text:line-break/>AJAX<text:line-break/></text:p>
          <draw:enhanced-geometry svg:viewBox="0 0 21600 21600" draw:text-areas="800 800 20800 20800" draw:type="round-rectangular-callout" draw:modifiers="18402.9261155816 64044.34348023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" xml:id="id3" draw:id="id3" draw:layer="layout" svg:width="1.3cm" svg:height="1.4cm" svg:x="23.5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6" draw:id="id6" draw:layer="layout" svg:width="1.3cm" svg:height="1.4cm" svg:x="27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7" draw:id="id7" draw:layer="layout" svg:width="1.3cm" svg:height="1.4cm" svg:x="2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4" draw:id="id4" draw:layer="layout" svg:width="1.3cm" svg:height="1.4cm" svg:x="25.5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8" draw:id="id8" draw:layer="layout" svg:width="1.3cm" svg:height="1.4cm" svg:x="21.2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5" draw:id="id5" draw:layer="layout" svg:width="1.3cm" svg:height="1.4cm" svg:x="27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24.61cm" svg:y1="1.695cm" svg:x2="25.69cm" svg:y2="7.005cm" draw:start-shape="id3" draw:start-glue-point="9" draw:end-shape="id4" draw:end-glue-point="5" svg:d="M24610 1695l1080 5310" svg:viewBox="0 0 1081 5311">
          <text:p/>
        </draw:connector>
        <draw:connector draw:style-name="gr15" draw:text-style-name="P3" draw:layer="layout" draw:type="line" svg:x1="24.61cm" svg:y1="1.695cm" svg:x2="27.6cm" svg:y2="5.1cm" draw:start-shape="id3" draw:start-glue-point="9" draw:end-shape="id5" draw:end-glue-point="6" svg:d="M24610 1695l2990 3405" svg:viewBox="0 0 2991 3406">
          <text:p/>
        </draw:connector>
        <draw:connector draw:style-name="gr15" draw:text-style-name="P3" draw:layer="layout" draw:type="line" svg:x1="24.61cm" svg:y1="1.695cm" svg:x2="27.19cm" svg:y2="2.395cm" draw:start-shape="id3" draw:start-glue-point="9" draw:end-shape="id6" draw:end-glue-point="7" svg:d="M24610 1695l2580 700" svg:viewBox="0 0 2581 701">
          <text:p/>
        </draw:connector>
        <draw:connector draw:style-name="gr15" draw:text-style-name="P3" draw:layer="layout" draw:type="line" svg:x1="24.61cm" svg:y1="1.695cm" svg:x2="22.65cm" svg:y2="5.8cm" draw:start-shape="id3" draw:start-glue-point="9" draw:end-shape="id7" draw:end-glue-point="4" svg:d="M24610 1695l-1960 4105" svg:viewBox="0 0 1961 4106">
          <text:p/>
        </draw:connector>
        <draw:connector draw:style-name="gr15" draw:text-style-name="P3" draw:layer="layout" draw:type="line" svg:x1="24.61cm" svg:y1="1.695cm" svg:x2="22.5cm" svg:y2="3.4cm" draw:start-shape="id3" draw:start-glue-point="9" draw:end-shape="id8" draw:end-glue-point="10" svg:d="M24610 1695l-2110 1705" svg:viewBox="0 0 2111 1706">
          <text:p/>
        </draw:connector>
        <draw:connector draw:style-name="gr15" draw:text-style-name="P3" draw:layer="layout" draw:type="line" svg:x1="27.19cm" svg:y1="2.395cm" svg:x2="22.5cm" svg:y2="3.4cm" draw:start-shape="id6" draw:start-glue-point="7" draw:end-shape="id8" draw:end-glue-point="10" svg:d="M27190 2395l-4690 1005" svg:viewBox="0 0 4691 1006">
          <text:p/>
        </draw:connector>
        <draw:connector draw:style-name="gr15" draw:text-style-name="P3" draw:layer="layout" draw:type="line" svg:x1="27.19cm" svg:y1="2.395cm" svg:x2="22.65cm" svg:y2="5.8cm" draw:start-shape="id6" draw:start-glue-point="7" draw:end-shape="id7" draw:end-glue-point="4" svg:d="M27190 2395l-4540 3405" svg:viewBox="0 0 4541 3406">
          <text:p/>
        </draw:connector>
        <draw:connector draw:style-name="gr15" draw:text-style-name="P3" draw:layer="layout" draw:type="line" svg:x1="27.19cm" svg:y1="2.395cm" svg:x2="25.69cm" svg:y2="7.005cm" draw:start-shape="id6" draw:start-glue-point="7" draw:end-shape="id4" draw:end-glue-point="5" svg:d="M27190 2395l-1500 4610" svg:viewBox="0 0 1501 4611">
          <text:p/>
        </draw:connector>
        <draw:connector draw:style-name="gr15" draw:text-style-name="P3" draw:layer="layout" draw:type="line" svg:x1="27.19cm" svg:y1="2.395cm" svg:x2="27.6cm" svg:y2="5.1cm" draw:start-shape="id6" draw:start-glue-point="7" draw:end-shape="id5" draw:end-glue-point="6" svg:d="M27190 2395l410 2705" svg:viewBox="0 0 411 2706">
          <text:p/>
        </draw:connector>
        <draw:connector draw:style-name="gr15" draw:text-style-name="P3" draw:layer="layout" draw:type="line" svg:x1="27.6cm" svg:y1="5.1cm" svg:x2="22.5cm" svg:y2="3.4cm" draw:start-shape="id5" draw:start-glue-point="6" draw:end-shape="id8" draw:end-glue-point="10" svg:d="M27600 5100l-5100-1700" svg:viewBox="0 0 5101 1701">
          <text:p/>
        </draw:connector>
        <draw:connector draw:style-name="gr15" draw:text-style-name="P3" draw:layer="layout" draw:type="line" svg:x1="27.6cm" svg:y1="5.1cm" svg:x2="22.65cm" svg:y2="5.8cm" draw:start-shape="id5" draw:start-glue-point="6" draw:end-shape="id7" draw:end-glue-point="4" svg:d="M27600 5100l-4950 700" svg:viewBox="0 0 4951 701">
          <text:p/>
        </draw:connector>
        <draw:connector draw:style-name="gr15" draw:text-style-name="P3" draw:layer="layout" draw:type="line" svg:x1="27.6cm" svg:y1="5.1cm" svg:x2="25.69cm" svg:y2="7.005cm" draw:start-shape="id5" draw:start-glue-point="6" draw:end-shape="id4" draw:end-glue-point="5" svg:d="M27600 5100l-1910 1905" svg:viewBox="0 0 1911 1906">
          <text:p/>
        </draw:connector>
        <draw:connector draw:style-name="gr15" draw:text-style-name="P3" draw:layer="layout" draw:type="line" svg:x1="25.69cm" svg:y1="7.005cm" svg:x2="22.65cm" svg:y2="5.8cm" draw:start-shape="id4" draw:start-glue-point="5" draw:end-shape="id7" draw:end-glue-point="4" svg:d="M25690 7005l-3040-1205" svg:viewBox="0 0 3041 1206">
          <text:p/>
        </draw:connector>
        <draw:connector draw:style-name="gr15" draw:text-style-name="P3" draw:layer="layout" draw:type="line" svg:x1="22.5cm" svg:y1="3.4cm" svg:x2="22.65cm" svg:y2="5.8cm" draw:start-shape="id8" draw:start-glue-point="10" draw:end-shape="id7" draw:end-glue-point="4" svg:d="M22500 3400l150 2400" svg:viewBox="0 0 151 2401">
          <text:p/>
        </draw:connector>
        <draw:frame draw:style-name="gr16" draw:text-style-name="P8" draw:layer="layout" svg:width="2.238cm" svg:height="1.195cm" svg:x="19.962cm" svg:y="5.305cm">
          <draw:text-box>
            <text:p><text:span text:style-name="T1">DHT</text:span></text:p>
          </draw:text-box>
        </draw:frame>
        <draw:line draw:style-name="gr11" draw:text-style-name="P2" draw:layer="layout" svg:x1="25.8cm" svg:y1="8.1cm" svg:x2="23.799cm" svg:y2="10.005cm">
          <text:p/>
        </draw:line>
        <draw:frame draw:style-name="gr17" draw:text-style-name="P7" draw:layer="layout" svg:width="4.803cm" svg:height="0.954cm" svg:x="17.6cm" svg:y="16.2cm">
          <draw:text-box>
            <text:p>MVC <text:s/>DNA app</text:p>
          </draw:text-box>
        </draw:frame>
        <draw:frame draw:style-name="gr18" draw:text-style-name="P9" draw:layer="layout" svg:width="15.828cm" svg:height="1.272cm" svg:x="3.9cm" svg:y="2.2cm">
          <draw:text-box>
            <text:p><text:span text:style-name="T2">Holochain app </text:span><text:span text:style-name="T3">structure</text:span><text:span text:style-name="T2"> by holostor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08:58:20.766377285</meta:creation-date>
    <dc:date>2018-07-15T17:53:27.776037697</dc:date>
    <meta:editing-duration>PT7M53S</meta:editing-duration>
    <meta:editing-cycles>2</meta:editing-cycles>
    <meta:generator>LibreOffice/5.3.0.3$Linux_X86_64 LibreOffice_project/7074905676c47b82bbcfbea1aeefc84afe1c50e1</meta:generator>
    <meta:document-statistic meta:object-count="37"/>
  </office:meta>
</office:document-meta>
</file>